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loext:graphic-properties draw:fill="none"/>
      <style:paragraph-properties fo:margin-left="1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fo:language="pt" fo:country="BR" officeooo:rsid="00036bc9" officeooo:paragraph-rsid="001538dd"/>
    </style:style>
    <style:style style:name="P2" style:family="paragraph" style:parent-style-name="Text_20_body">
      <loext:graphic-properties draw:fill="none"/>
      <style:paragraph-properties fo:margin-left="1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fo:language="pt" fo:country="BR" officeooo:rsid="00036bc9" officeooo:paragraph-rsid="003b7be3"/>
    </style:style>
    <style:style style:name="P3" style:family="paragraph" style:parent-style-name="Text_20_body">
      <loext:graphic-properties draw:fill="none"/>
      <style:paragraph-properties fo:margin-left="1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fo:language="pt" fo:country="BR" officeooo:rsid="00036bc9" officeooo:paragraph-rsid="01117912"/>
    </style:style>
    <style:style style:name="P4" style:family="paragraph" style:parent-style-name="Text_20_body">
      <loext:graphic-properties draw:fill="none"/>
      <style:paragraph-properties fo:margin-left="1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fo:language="pt" fo:country="BR" officeooo:rsid="001538dd" officeooo:paragraph-rsid="001538dd"/>
    </style:style>
    <style:style style:name="P5" style:family="paragraph" style:parent-style-name="Text_20_body">
      <loext:graphic-properties draw:fill="none"/>
      <style:paragraph-properties fo:margin-left="1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fo:language="pt" fo:country="BR" officeooo:rsid="001538dd" officeooo:paragraph-rsid="003231c4"/>
    </style:style>
    <style:style style:name="P6" style:family="paragraph" style:parent-style-name="Text_20_body">
      <loext:graphic-properties draw:fill="none"/>
      <style:paragraph-properties fo:margin-left="1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fo:language="pt" fo:country="BR" officeooo:rsid="003231c4" officeooo:paragraph-rsid="003235ea"/>
    </style:style>
    <style:style style:name="P7"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0190e25"/>
    </style:style>
    <style:style style:name="P8"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014ef64"/>
    </style:style>
    <style:style style:name="P9"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03b7be3"/>
    </style:style>
    <style:style style:name="P10"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0f7b884"/>
    </style:style>
    <style:style style:name="P11"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117912"/>
    </style:style>
    <style:style style:name="P12"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d4ac29"/>
    </style:style>
    <style:style style:name="P13"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fo:language="pt" fo:country="BR" officeooo:rsid="00036bc9" officeooo:paragraph-rsid="003b7be3"/>
    </style:style>
    <style:style style:name="P14"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03b7be3"/>
    </style:style>
    <style:style style:name="P15"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d127b4"/>
    </style:style>
    <style:style style:name="P16"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a52afa"/>
    </style:style>
    <style:style style:name="P17"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af7789"/>
    </style:style>
    <style:style style:name="P18"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b1e4af"/>
    </style:style>
    <style:style style:name="P19"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c54cb0"/>
    </style:style>
    <style:style style:name="P20"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c6d08d"/>
    </style:style>
    <style:style style:name="P21"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c72ec0"/>
    </style:style>
    <style:style style:name="P22"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1d3fba9"/>
    </style:style>
    <style:style style:name="P23"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20cad03"/>
    </style:style>
    <style:style style:name="P24"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2152089"/>
    </style:style>
    <style:style style:name="P25" style:family="paragraph" style:parent-style-name="Text_20_body">
      <loext:graphic-properties draw:fill="none"/>
      <style:paragraph-properties fo:margin-left="2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fo:language="pt" fo:country="BR" officeooo:rsid="00036bc9" officeooo:paragraph-rsid="01d127b4"/>
    </style:style>
    <style:style style:name="P26" style:family="paragraph" style:parent-style-name="Text_20_body">
      <loext:graphic-properties draw:fill="none"/>
      <style:paragraph-properties fo:margin-left="2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fo:language="pt" fo:country="BR" officeooo:rsid="00036bc9" officeooo:paragraph-rsid="01d3fba9"/>
    </style:style>
    <style:style style:name="P27" style:family="paragraph" style:parent-style-name="Text_20_body">
      <loext:graphic-properties draw:fill="none"/>
      <style:paragraph-properties fo:margin-left="2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fo:language="pt" fo:country="BR" officeooo:rsid="000b1597" officeooo:paragraph-rsid="01d127b4"/>
    </style:style>
    <style:style style:name="P28" style:family="paragraph" style:parent-style-name="Text_20_body">
      <style:paragraph-properties fo:margin-top="0cm" fo:margin-bottom="0cm" loext:contextual-spacing="false"/>
      <style:text-properties fo:language="pt" fo:country="BR" officeooo:rsid="0010e941" officeooo:paragraph-rsid="00136aa6"/>
    </style:style>
    <style:style style:name="P29" style:family="paragraph" style:parent-style-name="Title">
      <style:text-properties fo:language="pt" fo:country="BR" officeooo:rsid="0002eaaa" officeooo:paragraph-rsid="0002eaaa"/>
    </style:style>
    <style:style style:name="P30" style:family="paragraph" style:parent-style-name="Subtitle">
      <style:text-properties fo:language="pt" fo:country="BR" officeooo:rsid="0002eaaa" officeooo:paragraph-rsid="0002eaaa"/>
    </style:style>
    <style:style style:name="P31" style:family="paragraph" style:parent-style-name="Text_20_body">
      <style:text-properties fo:language="pt" fo:country="BR" officeooo:rsid="00036bc9" officeooo:paragraph-rsid="01931938"/>
    </style:style>
    <style:style style:name="P32" style:family="paragraph" style:parent-style-name="Text_20_body" style:list-style-name="L1">
      <style:paragraph-properties fo:text-align="justify" style:justify-single-word="false"/>
      <style:text-properties fo:language="pt" fo:country="BR" officeooo:rsid="00036bc9" officeooo:paragraph-rsid="00036bc9"/>
    </style:style>
    <style:style style:name="P33" style:family="paragraph" style:parent-style-name="Text_20_body" style:list-style-name="L1">
      <style:paragraph-properties fo:text-align="justify" style:justify-single-word="false"/>
      <style:text-properties fo:language="pt" fo:country="BR" officeooo:rsid="00036bc9" officeooo:paragraph-rsid="000d764a"/>
    </style:style>
    <style:style style:name="P34" style:family="paragraph" style:parent-style-name="Text_20_body" style:list-style-name="L1">
      <style:paragraph-properties fo:text-align="justify" style:justify-single-word="false"/>
      <style:text-properties fo:language="pt" fo:country="BR" officeooo:rsid="00036bc9" officeooo:paragraph-rsid="000bade9"/>
    </style:style>
    <style:style style:name="P35" style:family="paragraph" style:parent-style-name="Text_20_body" style:list-style-name="L1">
      <style:paragraph-properties fo:text-align="justify" style:justify-single-word="false"/>
      <style:text-properties fo:language="pt" fo:country="BR" officeooo:paragraph-rsid="00036bc9"/>
    </style:style>
    <style:style style:name="P36" style:family="paragraph" style:parent-style-name="Text_20_body" style:list-style-name="L4">
      <style:text-properties fo:language="pt" fo:country="BR" officeooo:rsid="01931a2d" officeooo:paragraph-rsid="01931a2d"/>
    </style:style>
    <style:style style:name="P37" style:family="paragraph" style:parent-style-name="Text_20_body" style:list-style-name="L4">
      <style:text-properties fo:language="pt" fo:country="BR" officeooo:rsid="01931a2d" officeooo:paragraph-rsid="01a52afa"/>
    </style:style>
    <style:style style:name="P38" style:family="paragraph" style:parent-style-name="Text_20_body" style:list-style-name="L4">
      <style:text-properties fo:language="pt" fo:country="BR" officeooo:rsid="01934980" officeooo:paragraph-rsid="01934980"/>
    </style:style>
    <style:style style:name="P39" style:family="paragraph" style:parent-style-name="Text_20_body" style:list-style-name="L4">
      <style:text-properties fo:language="pt" fo:country="BR" officeooo:rsid="0197d7d1" officeooo:paragraph-rsid="0197d7d1"/>
    </style:style>
    <style:style style:name="P40" style:family="paragraph" style:parent-style-name="Text_20_body" style:list-style-name="L4">
      <style:text-properties fo:language="pt" fo:country="BR" officeooo:rsid="019b910e" officeooo:paragraph-rsid="019b910e"/>
    </style:style>
    <style:style style:name="P41" style:family="paragraph" style:parent-style-name="Text_20_body" style:list-style-name="L4">
      <style:text-properties fo:language="pt" fo:country="BR" officeooo:rsid="019cc41e" officeooo:paragraph-rsid="019cc41e"/>
    </style:style>
    <style:style style:name="P42" style:family="paragraph" style:parent-style-name="Text_20_body" style:list-style-name="L4">
      <style:text-properties officeooo:rsid="01931a2d" officeooo:paragraph-rsid="01931a2d"/>
    </style:style>
    <style:style style:name="P43" style:family="paragraph" style:parent-style-name="Text_20_body" style:list-style-name="L4">
      <style:text-properties officeooo:rsid="01934980" officeooo:paragraph-rsid="01934980"/>
    </style:style>
    <style:style style:name="P44" style:family="paragraph" style:parent-style-name="Text_20_body" style:list-style-name="L4">
      <style:text-properties officeooo:rsid="019b910e" officeooo:paragraph-rsid="019b910e"/>
    </style:style>
    <style:style style:name="P45"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language="pt" fo:country="BR" officeooo:rsid="003fca90" officeooo:paragraph-rsid="003fca90"/>
    </style:style>
    <style:style style:name="P46"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language="pt" fo:country="BR" fo:font-weight="bold" officeooo:rsid="003fca90" officeooo:paragraph-rsid="0047deca" style:font-weight-asian="bold" style:font-weight-complex="bold"/>
    </style:style>
    <style:style style:name="P47"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language="pt" fo:country="BR" fo:font-weight="bold" officeooo:rsid="003fca90" officeooo:paragraph-rsid="004ae03f" style:font-weight-asian="bold" style:font-weight-complex="bold"/>
    </style:style>
    <style:style style:name="P48"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language="pt" fo:country="BR" fo:font-weight="bold" officeooo:rsid="003fca90" officeooo:paragraph-rsid="004ca720" style:font-weight-asian="bold" style:font-weight-complex="bold"/>
    </style:style>
    <style:style style:name="P49"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language="pt" fo:country="BR" fo:font-weight="bold" officeooo:rsid="003fca90" officeooo:paragraph-rsid="004dd602" style:font-weight-asian="bold" style:font-weight-complex="bold"/>
    </style:style>
    <style:style style:name="P50"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language="pt" fo:country="BR" fo:font-weight="bold" officeooo:rsid="003fca90" officeooo:paragraph-rsid="0053b221" style:font-weight-asian="bold" style:font-weight-complex="bold"/>
    </style:style>
    <style:style style:name="P51" style:family="paragraph" style:parent-style-name="Text_20_body" style:list-style-name="L3">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language="pt" fo:country="BR" officeooo:rsid="011fcf7d" officeooo:paragraph-rsid="011fcf7d"/>
    </style:style>
    <style:style style:name="P52" style:family="paragraph" style:parent-style-name="Text_20_body" style:list-style-name="L3">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language="pt" fo:country="BR" officeooo:rsid="01338928" officeooo:paragraph-rsid="01338928"/>
    </style:style>
    <style:style style:name="P53" style:family="paragraph" style:parent-style-name="Text_20_body" style:list-style-name="L3">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language="pt" fo:country="BR" officeooo:rsid="0134534b" officeooo:paragraph-rsid="0134534b"/>
    </style:style>
    <style:style style:name="P54" style:family="paragraph" style:parent-style-name="Text_20_body" style:list-style-name="L2">
      <loext:graphic-properties draw:fill="none"/>
      <style:paragraph-properties fo:margin-top="0cm" fo:margin-bottom="0.247cm" loext:contextual-spacing="false" fo:line-height="120%" fo:text-align="justify" style:justify-single-word="false" fo:background-color="transparent">
        <style:tab-stops>
          <style:tab-stop style:position="0cm"/>
        </style:tab-stops>
      </style:paragraph-properties>
      <style:text-properties fo:font-weight="bold" officeooo:rsid="00417c0a" officeooo:paragraph-rsid="0045fe3e" style:font-weight-asian="bold" style:font-weight-complex="bold"/>
    </style:style>
    <style:style style:name="P55" style:family="paragraph" style:parent-style-name="Text_20_body">
      <loext:graphic-properties draw:fill="none"/>
      <style:paragraph-properties fo:margin-left="2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fo:language="pt" fo:country="BR" officeooo:rsid="020fe884" officeooo:paragraph-rsid="01d3fba9"/>
    </style:style>
    <style:style style:name="P56" style:family="paragraph" style:parent-style-name="Text_20_body">
      <loext:graphic-properties draw:fill="none"/>
      <style:paragraph-properties fo:margin-left="2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fo:language="pt" fo:country="BR" officeooo:rsid="00036bc9" officeooo:paragraph-rsid="0237fe78"/>
    </style:style>
    <style:style style:name="P57" style:family="paragraph" style:parent-style-name="Text_20_body">
      <loext:graphic-properties draw:fill="none"/>
      <style:paragraph-properties fo:margin-left="2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fo:language="pt" fo:country="BR" officeooo:rsid="00036bc9" officeooo:paragraph-rsid="023e8d4d"/>
    </style:style>
    <style:style style:name="P58" style:family="paragraph" style:parent-style-name="Text_20_body">
      <loext:graphic-properties draw:fill="none"/>
      <style:paragraph-properties fo:margin-left="2cm" fo:margin-right="0cm" fo:margin-top="0cm" fo:margin-bottom="0.247cm" loext:contextual-spacing="false" fo:line-height="120%" fo:text-align="justify" style:justify-single-word="false" fo:text-indent="0cm" style:auto-text-indent="false" fo:background-color="transparent">
        <style:tab-stops>
          <style:tab-stop style:position="0cm"/>
        </style:tab-stops>
      </style:paragraph-properties>
      <style:text-properties fo:language="pt" fo:country="BR" officeooo:rsid="023e8d4d" officeooo:paragraph-rsid="023e8d4d"/>
    </style:style>
    <style:style style:name="P59"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20cdd21"/>
    </style:style>
    <style:style style:name="P60" style:family="paragraph" style:parent-style-name="Text_20_body" style:master-page-name="">
      <loext:graphic-properties draw:fill="none"/>
      <style:paragraph-properties fo:margin-left="2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20cad03"/>
    </style:style>
    <style:style style:name="P61"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paragraph-rsid="022d8754"/>
    </style:style>
    <style:style style:name="P62" style:family="paragraph" style:parent-style-name="Text_20_body" style:master-page-name="">
      <loext:graphic-properties draw:fill="none"/>
      <style:paragraph-properties fo:margin-left="1cm" fo:margin-right="0cm" fo:margin-top="0cm" fo:margin-bottom="0.247cm" loext:contextual-spacing="false" fo:line-height="120%" fo:text-align="justify" style:justify-single-word="false" fo:text-indent="0cm" style:auto-text-indent="false" style:page-number="auto" fo:background-color="transparent">
        <style:tab-stops>
          <style:tab-stop style:position="0cm"/>
        </style:tab-stops>
      </style:paragraph-properties>
      <style:text-properties fo:language="pt" fo:country="BR" officeooo:rsid="00036bc9" officeooo:paragraph-rsid="0249a975"/>
    </style:style>
    <style:style style:name="P63" style:family="paragraph" style:parent-style-name="Heading_20_1">
      <style:text-properties fo:language="pt" fo:country="BR" officeooo:rsid="00036bc9" officeooo:paragraph-rsid="00036bc9"/>
    </style:style>
    <style:style style:name="P64" style:family="paragraph" style:parent-style-name="Heading_20_1">
      <style:text-properties officeooo:rsid="01931938" officeooo:paragraph-rsid="01931938"/>
    </style:style>
    <style:style style:name="T1" style:family="text">
      <style:text-properties officeooo:rsid="00036bc9"/>
    </style:style>
    <style:style style:name="T2" style:family="text">
      <style:text-properties fo:font-weight="bold" style:font-weight-asian="bold" style:font-weight-complex="bold"/>
    </style:style>
    <style:style style:name="T3" style:family="text">
      <style:text-properties fo:font-weight="bold" officeooo:rsid="0007f0bf" style:font-weight-asian="bold" style:font-weight-complex="bold"/>
    </style:style>
    <style:style style:name="T4" style:family="text">
      <style:text-properties fo:font-weight="bold" officeooo:rsid="00036bc9" style:font-weight-asian="bold" style:font-weight-complex="bold"/>
    </style:style>
    <style:style style:name="T5" style:family="text">
      <style:text-properties fo:font-weight="bold" officeooo:rsid="000b1597" style:font-weight-asian="bold" style:font-weight-complex="bold"/>
    </style:style>
    <style:style style:name="T6" style:family="text">
      <style:text-properties fo:font-weight="bold" officeooo:rsid="003231c4" style:font-weight-asian="bold" style:font-weight-complex="bold"/>
    </style:style>
    <style:style style:name="T7" style:family="text">
      <style:text-properties fo:font-weight="bold" officeooo:rsid="0045fe3e" style:font-weight-asian="bold" style:font-weight-complex="bold"/>
    </style:style>
    <style:style style:name="T8" style:family="text">
      <style:text-properties fo:font-weight="bold" officeooo:rsid="01150099" style:font-weight-asian="bold" style:font-weight-complex="bold"/>
    </style:style>
    <style:style style:name="T9" style:family="text">
      <style:text-properties officeooo:rsid="000b1597"/>
    </style:style>
    <style:style style:name="T10" style:family="text">
      <style:text-properties officeooo:rsid="003231c4"/>
    </style:style>
    <style:style style:name="T11" style:family="text">
      <style:text-properties fo:font-style="italic" style:text-underline-style="none" officeooo:rsid="000b1597" style:font-style-asian="italic" style:font-style-complex="italic"/>
    </style:style>
    <style:style style:name="T12" style:family="text">
      <style:text-properties fo:font-weight="normal" style:font-weight-asian="normal" style:font-weight-complex="normal"/>
    </style:style>
    <style:style style:name="T13" style:family="text">
      <style:text-properties fo:font-weight="normal" officeooo:rsid="0045fe3e" style:font-weight-asian="normal" style:font-weight-complex="normal"/>
    </style:style>
    <style:style style:name="T14" style:family="text">
      <style:text-properties fo:font-weight="normal" officeooo:rsid="0047deca" style:font-weight-asian="normal" style:font-weight-complex="normal"/>
    </style:style>
    <style:style style:name="T15" style:family="text">
      <style:text-properties fo:font-weight="normal" officeooo:rsid="004810ef" style:font-weight-asian="normal" style:font-weight-complex="normal"/>
    </style:style>
    <style:style style:name="T16" style:family="text">
      <style:text-properties fo:font-weight="normal" officeooo:rsid="004ae03f" style:font-weight-asian="normal" style:font-weight-complex="normal"/>
    </style:style>
    <style:style style:name="T17" style:family="text">
      <style:text-properties fo:font-weight="normal" officeooo:rsid="004da447" style:font-weight-asian="normal" style:font-weight-complex="normal"/>
    </style:style>
    <style:style style:name="T18" style:family="text">
      <style:text-properties fo:font-weight="normal" officeooo:rsid="005008c7" style:font-weight-asian="normal" style:font-weight-complex="normal"/>
    </style:style>
    <style:style style:name="T19" style:family="text">
      <style:text-properties fo:font-weight="normal" officeooo:rsid="0053b221" style:font-weight-asian="normal" style:font-weight-complex="normal"/>
    </style:style>
    <style:style style:name="T20" style:family="text">
      <style:text-properties fo:font-weight="normal" officeooo:rsid="0054f83b" style:font-weight-asian="normal" style:font-weight-complex="normal"/>
    </style:style>
    <style:style style:name="T21" style:family="text">
      <style:text-properties fo:font-weight="normal" officeooo:rsid="006f8fe8" style:font-weight-asian="normal" style:font-weight-complex="normal"/>
    </style:style>
    <style:style style:name="T22" style:family="text">
      <style:text-properties fo:font-weight="normal" officeooo:rsid="0074ea05" style:font-weight-asian="normal" style:font-weight-complex="normal"/>
    </style:style>
    <style:style style:name="T23" style:family="text">
      <style:text-properties fo:font-weight="normal" officeooo:rsid="00761f12" style:font-weight-asian="normal" style:font-weight-complex="normal"/>
    </style:style>
    <style:style style:name="T24" style:family="text">
      <style:text-properties fo:font-weight="normal" officeooo:rsid="00766068" style:font-weight-asian="normal" style:font-weight-complex="normal"/>
    </style:style>
    <style:style style:name="T25" style:family="text">
      <style:text-properties fo:font-weight="normal" officeooo:rsid="007a18f3" style:font-weight-asian="normal" style:font-weight-complex="normal"/>
    </style:style>
    <style:style style:name="T26" style:family="text">
      <style:text-properties fo:font-weight="normal" officeooo:rsid="007bdc2e" style:font-weight-asian="normal" style:font-weight-complex="normal"/>
    </style:style>
    <style:style style:name="T27" style:family="text">
      <style:text-properties fo:font-weight="normal" officeooo:rsid="007e705a" style:font-weight-asian="normal" style:font-weight-complex="normal"/>
    </style:style>
    <style:style style:name="T28" style:family="text">
      <style:text-properties fo:font-weight="normal" officeooo:rsid="01117912" style:font-weight-asian="normal" style:font-weight-complex="normal"/>
    </style:style>
    <style:style style:name="T29" style:family="text">
      <style:text-properties fo:font-weight="normal" officeooo:rsid="01138248" style:font-weight-asian="normal" style:font-weight-complex="normal"/>
    </style:style>
    <style:style style:name="T30" style:family="text">
      <style:text-properties fo:font-weight="normal" officeooo:rsid="01150099" style:font-weight-asian="normal" style:font-weight-complex="normal"/>
    </style:style>
    <style:style style:name="T31" style:family="text">
      <style:text-properties fo:font-weight="normal" officeooo:rsid="000b1597" style:font-weight-asian="normal" style:font-weight-complex="normal"/>
    </style:style>
    <style:style style:name="T32" style:family="text">
      <style:text-properties fo:font-weight="normal" officeooo:rsid="0175b19f" style:font-weight-asian="normal" style:font-weight-complex="normal"/>
    </style:style>
    <style:style style:name="T33" style:family="text">
      <style:text-properties fo:font-weight="normal" officeooo:rsid="0177280d" style:font-weight-asian="normal" style:font-weight-complex="normal"/>
    </style:style>
    <style:style style:name="T34" style:family="text">
      <style:text-properties officeooo:rsid="00436185"/>
    </style:style>
    <style:style style:name="T35" style:family="text">
      <style:text-properties officeooo:rsid="0045fe3e"/>
    </style:style>
    <style:style style:name="T36" style:family="text">
      <style:text-properties officeooo:rsid="00588040"/>
    </style:style>
    <style:style style:name="T37" style:family="text">
      <style:text-properties officeooo:rsid="00f7b884"/>
    </style:style>
    <style:style style:name="T38" style:family="text">
      <style:text-properties officeooo:rsid="012482ef"/>
    </style:style>
    <style:style style:name="T39" style:family="text">
      <style:text-properties officeooo:rsid="0133d5d2"/>
    </style:style>
    <style:style style:name="T40" style:family="text">
      <style:text-properties officeooo:rsid="01386edb"/>
    </style:style>
    <style:style style:name="T41" style:family="text">
      <style:text-properties fo:language="pt" fo:country="BR"/>
    </style:style>
    <style:style style:name="T42" style:family="text">
      <style:text-properties fo:language="pt" fo:country="BR" officeooo:rsid="0045fe3e"/>
    </style:style>
    <style:style style:name="T43" style:family="text">
      <style:text-properties fo:language="pt" fo:country="BR" fo:font-weight="normal" style:font-weight-asian="normal" style:font-weight-complex="normal"/>
    </style:style>
    <style:style style:name="T44" style:family="text">
      <style:text-properties fo:language="pt" fo:country="BR" fo:font-weight="normal" officeooo:rsid="00436185" style:font-weight-asian="normal" style:font-weight-complex="normal"/>
    </style:style>
    <style:style style:name="T45" style:family="text">
      <style:text-properties fo:language="pt" fo:country="BR" fo:font-weight="normal" officeooo:rsid="0046c1fa" style:font-weight-asian="normal" style:font-weight-complex="normal"/>
    </style:style>
    <style:style style:name="T46" style:family="text">
      <style:text-properties fo:language="pt" fo:country="BR" fo:font-weight="normal" officeooo:rsid="005f66e9" style:font-weight-asian="normal" style:font-weight-complex="normal"/>
    </style:style>
    <style:style style:name="T47" style:family="text">
      <style:text-properties fo:language="pt" fo:country="BR" fo:font-weight="normal" officeooo:rsid="005fddc3" style:font-weight-asian="normal" style:font-weight-complex="normal"/>
    </style:style>
    <style:style style:name="T48" style:family="text">
      <style:text-properties fo:language="pt" fo:country="BR" fo:font-weight="normal" officeooo:rsid="0063a7e4" style:font-weight-asian="normal" style:font-weight-complex="normal"/>
    </style:style>
    <style:style style:name="T49" style:family="text">
      <style:text-properties fo:language="pt" fo:country="BR" fo:font-weight="bold" style:font-weight-asian="bold" style:font-weight-complex="bold"/>
    </style:style>
    <style:style style:name="T50" style:family="text">
      <style:text-properties officeooo:rsid="0156a6e7"/>
    </style:style>
    <style:style style:name="T51" style:family="text">
      <style:text-properties officeooo:rsid="01d24fef"/>
    </style:style>
    <style:style style:name="T52" style:family="text">
      <style:text-properties fo:color="#cc0000" style:text-underline-style="solid" style:text-underline-width="auto" style:text-underline-color="font-color" fo:font-weight="bold" officeooo:rsid="0207da1f" style:font-weight-asian="bold" style:font-weight-complex="bold"/>
    </style:style>
    <style:style style:name="T53" style:family="text">
      <style:text-properties officeooo:rsid="020fe884"/>
    </style:style>
    <style:style style:name="T54" style:family="text">
      <style:text-properties officeooo:rsid="0237fe78"/>
    </style:style>
    <style:style style:name="T55" style:family="text">
      <style:text-properties officeooo:rsid="023c5bc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a">
        <style:list-level-properties text:list-level-position-and-space-mode="label-alignment">
          <style:list-level-label-alignment text:label-followed-by="listtab" text:list-tab-stop-position="0.499cm" fo:text-indent="0.501cm" fo:margin-left="0.499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27cm" fo:text-indent="-0.635cm" fo:margin-left="2.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905cm" fo:text-indent="-0.635cm" fo:margin-left="2.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54cm" fo:text-indent="-0.635cm" fo:margin-left="3.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175cm" fo:text-indent="-0.635cm" fo:margin-left="4.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81cm" fo:text-indent="-0.635cm" fo:margin-left="4.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445cm" fo:text-indent="-0.635cm" fo:margin-left="5.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08cm" fo:text-indent="-0.635cm" fo:margin-left="6.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715cm" fo:text-indent="-0.635cm" fo:margin-left="6.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35cm" fo:text-indent="-0.635cm" fo:margin-left="7.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985cm" fo:text-indent="-0.635cm" fo:margin-left="7.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4">
      <text:list-level-style-number text:level="1" text:style-name="Numbering_20_Symbols" style:num-suffix=")" style:num-format="1" text:start-value="18">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25cm" fo:text-indent="-0.75cm" fo:margin-left="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Sistemas Distribuídos</text:p>
      <text:p text:style-name="P30">Primeira lista de exercícios</text:p>
      <text:p text:style-name="P28">Nome: Danilo de Oliveira</text:p>
      <text:p text:style-name="P28">Data: 17/04/2018</text:p>
      <text:h text:style-name="P63" text:outline-level="1">Capítulo 1</text:h>
      <text:list xml:id="list186959138161059533" text:style-name="L1">
        <text:list-item>
          <text:p text:style-name="P32">Compare as definições de Sistema Distribuído feitas por Tanenbaum e por Coulouris (ver slides) e crie uma definição própria que contemple ambas.</text:p>
        </text:list-item>
      </text:list>
      <text:p text:style-name="P61"><text:span text:style-name="T11">Resposta</text:span><text:span text:style-name="T9">: Sistemas Distribuídos é uma coleção de computadores independentes, interligados através de uma rede de computadores e equipados com um software que permita o compartilhamento de recursos como hardware, software e dados, e apresenta-se aos usuários como um sistema único e coerente.</text:span></text:p>
      <text:list xml:id="list93643738013265" text:continue-numbering="true" text:style-name="L1">
        <text:list-item>
          <text:p text:style-name="P33">Qual o papel do Middleware em Sistemas Distribuídos?</text:p>
        </text:list-item>
      </text:list>
      <text:p text:style-name="P7"><text:span text:style-name="T11">Resposta</text:span><text:span text:style-name="T9">: O papel do Middleware em Sistemas Distribuídos é fornecer transparência de distribuição de recursos, abstrair a heterogeneidade dos componentes do Sistema Distribuído e oferecer uma visão de sistema único.</text:span></text:p>
      <text:list xml:id="list93643011657484" text:continue-numbering="true" text:style-name="L1">
        <text:list-item>
          <text:p text:style-name="P33">Quais são as metas de um Sistema Distribuído?</text:p>
        </text:list-item>
      </text:list>
      <text:p text:style-name="P8"><text:span text:style-name="T11">Resposta</text:span><text:span text:style-name="T9">: As metas de um Sistema Distribuído são (i) ocultar distribuição de recursos, (ii) ser aberto e (iii) poder ser expandido.</text:span></text:p>
      <text:list xml:id="list93643245277734" text:continue-numbering="true" text:style-name="L1">
        <text:list-item>
          <text:p text:style-name="P34">Duas motivações para a utilização de um Sistema Distribuído são (i) economia e (ii) colaboração (troca de informações). Cite 3 exemplos de cada uma.</text:p>
        </text:list-item>
      </text:list>
      <text:p text:style-name="P9"><text:span text:style-name="T11">Resposta</text:span><text:span text:style-name="T9">: </text:span></text:p>
      <text:p text:style-name="P1"><text:span text:style-name="T9"><text:s text:c="4"/>Exemplo 1 de economia: </text:span><text:span text:style-name="T5">Sistemas de computação em distribuídos</text:span><text:span text:style-name="T9">. Esses sistemas são utilizados para tarefas de computação de alto desempenho e, ao invés de utilizar supercomputadores de custo elevado, utiliza-se um conjunto de computadores para distribuir e paralelizar tarefas de computação.</text:span></text:p>
      <text:p text:style-name="P4"><text:s text:c="4"/>Exemplo 2<text:span text:style-name="T9"> de economia</text:span>: <text:span text:style-name="T2">Compartilhamento de recursos</text:span>. Com os sistemas distribuídos é possível compartilhar um recurso com diversos usuários/clientes. Por exemplo, uma impressora pode ser compartilhada em um sistema distribuído, evitando a compra de uma impressora para cada usuário/cliente.</text:p>
      <text:p text:style-name="P4"><text:s text:c="4"/>Exemplo 3<text:span text:style-name="T9"> de economia</text:span>: <text:span text:style-name="T2">Economia de tempo através de replicação</text:span>. Uma das técnicas de escalabilidade de um Sistema Distribuído é a replicação de componentes. Com a replicação, podemos conseguir economia no tempo. Por exemplo, um sistema web que possui usuários em diversos países, pode usar a replicação para replicar o servidor e colocar uma réplica em pontos estratégicos para servir aos clientes/usuários com maior rapidez.</text:p>
      <text:p text:style-name="P5"><text:soft-page-break/><text:s text:c="4"/><text:span text:style-name="T10">Exemplo 1 de colaboração: </text:span><text:span text:style-name="T6">Groupware</text:span><text:span text:style-name="T10">. O Groupware são sistemas que permitem pessoas dispersas geograficamente a trabalharem de forma colaborativa. Por exemplo, vídeo conferência ou edição de arquivos de forma colaborativa.</text:span></text:p>
      <text:p text:style-name="P6"><text:s text:c="4"/>Exemplo 2 de colaboração: <text:span text:style-name="T2">BitTorrent</text:span>. O BitTorrent é um protocolo de rede que permite fazer download ou uploade de arquivos de forma distribuída. Nesse sistema, os pares se conectam através de um servidor chamado "Tracker" e, a partir daí, começam a colaborar.</text:p>
      <text:p text:style-name="P6"><text:s text:c="4"/>Exemplo 3 de colaboração: <text:span text:style-name="T2">Google Maps</text:span>. O Google Maps possui uma funcionalidade que apresenta aos seus usuários a condição do trânsito. Os usuários que utilizam do serviço, colaboram enviando informações através do seu dispositivo.</text:p>
      <text:list xml:id="list93642728580667" text:continue-numbering="true" text:style-name="L1">
        <text:list-item>
          <text:p text:style-name="P34">Descreva brevemente os tipos de <text:span text:style-name="T3">t</text:span><text:span text:style-name="T2">ransparência</text:span>. Dê exemplos.</text:p>
        </text:list-item>
      </text:list>
      <text:p text:style-name="P9"><text:span text:style-name="T11">Resposta</text:span><text:span text:style-name="T9">:</text:span></text:p>
      <text:list xml:id="list3560959021826394936" text:style-name="L2">
        <text:list-item>
          <text:p text:style-name="P45"><text:span text:style-name="T7">Transparência de </text:span><text:span text:style-name="T2">Acesso</text:span>: <text:span text:style-name="T34">Oculta</text:span> as diferenças de representação de dados e a forma como os dados são acessados. <text:span text:style-name="T36">Por exemplo, o serviço de armazenamento chamado Dropbox. Nesse sistema, os dados podem estar armazenados em diferentes dispositivos com diferentes arquiteturas e representações de dados.</text:span></text:p>
        </text:list-item>
        <text:list-item>
          <text:p text:style-name="P54"><text:span text:style-name="T42">Transparência de </text:span><text:span text:style-name="T41">Localização</text:span><text:span text:style-name="T43">: </text:span><text:span text:style-name="T44">Oculta </text:span><text:span text:style-name="T45">a localização de um determinado arquivo. </text:span><text:span text:style-name="T46">Por exemplo, </text:span><text:span text:style-name="T47">um site na web que possui uma URL </text:span><text:a xlink:type="simple" xlink:href="http://www.exemplo.com.br/" text:style-name="Internet_20_link" text:visited-style-name="Visited_20_Internet_20_Link"><text:span text:style-name="T47">www.exemplo.com</text:span></text:a><text:span text:style-name="T47">. O endereço da URL oculta a localização </text:span><text:span text:style-name="T48">física </text:span><text:span text:style-name="T47">do servidor que responde a essa URL.</text:span></text:p>
        </text:list-item>
        <text:list-item>
          <text:p text:style-name="P46"><text:span text:style-name="T35">Transparência de Migração</text:span><text:span text:style-name="T13">: </text:span><text:span text:style-name="T14">Oculta o fato de que um recurso pode ser movido </text:span><text:span text:style-name="T15">para uma outra localização</text:span><text:span text:style-name="T14">. </text:span><text:span text:style-name="T21">Um exemplo é o servidor de arquivos do Google Drive. Um usuário pode possui arquivos em seu Google Drive que estão armazenados em determinado dispositivo fornecido pelo Google. Em um determinado momento, os dados do usuário podem ser migrados para outro servidor sem que o usuário perceba.</text:span></text:p>
        </text:list-item>
        <text:list-item>
          <text:p text:style-name="P47"><text:span text:style-name="T35">Transparência de Relocação</text:span><text:span text:style-name="T13">: </text:span><text:span text:style-name="T16">Oculta o fato de que um recurso pode ser movido para outra localização enquanto o mesmo está em uso. </text:span><text:span text:style-name="T22">Um exemplo de relocação, é o uso de dispositivos móveis em uma rede sem fio. O usuários podem se mover em um local sem se desconectar temporariamente.</text:span></text:p>
        </text:list-item>
        <text:list-item>
          <text:p text:style-name="P48"><text:span text:style-name="T35">Transparência de <text:s/>Replicação</text:span><text:span text:style-name="T13">: </text:span><text:span text:style-name="T17">Oculta o fato de que um recurso é replicado. </text:span><text:span text:style-name="T23">Por exemplo, a Rde de Distribuição de Conteúdo – CDN. </text:span><text:span text:style-name="T24">As CDNs possuem servidores que armazenam réplicas de conteúdo de outros sites no cache e entrega aos visitantes baseado na localização.</text:span></text:p>
        </text:list-item>
        <text:list-item>
          <text:p text:style-name="P49"><text:span text:style-name="T35">Transparência de Concorrência</text:span><text:span text:style-name="T13">: </text:span><text:span text:style-name="T18">Oculta o fato de que um recurso é compartilhado por mais de um usuário e que é acessado concorrentemente. </text:span><text:span text:style-name="T25">Um exemplo de transparência de concorrência é </text:span><text:span text:style-name="T26">um servidor da amazon que fornece serviços de computação para usuários. Esses servidores podem ser utilizados por vários usuários concorrentemente sem que os usuários percebam a concorrência.</text:span></text:p>
        </text:list-item>
        <text:list-item>
          <text:p text:style-name="P50"><text:span text:style-name="T35">Transparência de Falha</text:span><text:span text:style-name="T13">: </text:span><text:span text:style-name="T19">Oculta falhas </text:span><text:span text:style-name="T20">e recuperação de um recurso </text:span><text:span text:style-name="T19">quando elas ocorrem. </text:span><text:span text:style-name="T27">Um exemplo é quando um usuário tenta acessar uma página web, onde </text:span><text:soft-page-break/><text:span text:style-name="T27">ocorre um erro na requisição e uma nova requisição é feita com sucesso, sem que o usuário perceba a recuperação da falha.</text:span></text:p>
        </text:list-item>
      </text:list>
      <text:list xml:id="list93643037961827" text:continue-list="list93642728580667" text:style-name="L1">
        <text:list-item>
          <text:p text:style-name="P34">Qual a diferença entre migração e relocação?</text:p>
        </text:list-item>
      </text:list>
      <text:p text:style-name="P9"><text:span text:style-name="T11">Resposta</text:span><text:span text:style-name="T9">: A migração ocorre quando um recurso é movido de um lugar para o outro quando o recurso não está em uso. A relocação ocorre quando o recurso é movido de um lugar para o outro enquanto em uso.</text:span></text:p>
      <text:list xml:id="list93642834421482" text:continue-numbering="true" text:style-name="L1">
        <text:list-item>
          <text:p text:style-name="P32">Qual a transparência mais difícil de ser implementada e porque?</text:p>
        </text:list-item>
      </text:list>
      <text:p text:style-name="P9"><text:span text:style-name="T11">Resposta</text:span><text:span text:style-name="T9">: A transparência mais difícil de ser implementada é a transparência de falha, pois é muito difícil distinguir quando um recurso está morto ou insuportavelmente lento.</text:span></text:p>
      <text:list xml:id="list93642396235686" text:continue-numbering="true" text:style-name="L1">
        <text:list-item>
          <text:p text:style-name="P32">Por que nem sempre é uma boa ideia visar à implementação do mais alto grau de transparência possível?</text:p>
        </text:list-item>
      </text:list>
      <text:p text:style-name="P9"><text:span text:style-name="T11">Resposta</text:span><text:span text:style-name="T9">: Existem ocasiões em que é melhor expor a distribuição em vez de tentar ocultá-la. Um exemplo seria uma aplicação de internet que tenta contatar um servidor repetidas vezes antes de desistir. Nesse caso, tentar mascarar uma falha de servidor, poderia reduzir a velocidade do sistema como <text:s/>um todo, sendo que poderia ser melhor desistir mais cedo ou permitir ao usuário cancelar as tentativas de contatar o servidor.</text:span></text:p>
      <text:list xml:id="list93643730808165" text:continue-numbering="true" text:style-name="L1">
        <text:list-item>
          <text:p text:style-name="P32">O que é um sistema distribuído <text:span text:style-name="T2">aberto</text:span> e quais os benefícios que a abertura proporciona?</text:p>
        </text:list-item>
      </text:list>
      <text:p text:style-name="P10"><text:span text:style-name="T11">Resposta</text:span><text:span text:style-name="T9">: Um sistema distribuido é aberto quando oferece serviços de acordo com regras padronizadas que descrevem a sintaxe e a semântica desses serviços. Em sistemas distribuídos, os serviços são especificados através de interfaces descritas como uma </text:span><text:span text:style-name="T5">linguagem de definição de interface</text:span><text:span text:style-name="T9"> (</text:span><text:span text:style-name="T5">Interface Definition Language</text:span><text:span text:style-name="T9"> – </text:span><text:span text:style-name="T5">IDL</text:span><text:span text:style-name="T9">).</text:span></text:p>
      <text:p text:style-name="P2"><text:tab/><text:span text:style-name="T37">Um sistema distribuído aberto proporciona benefícios como facilidade para configurá-lo; completude e neutralidade em suas intefaces, permitindo a possibilidade de interoperabilidade e a portabilidade; e facilidade em adicionar novos componentes ou substituir existentes sem afetar os que continuam no mesmo lugar.</text:span></text:p>
      <text:list xml:id="list93643521944908" text:continue-numbering="true" text:style-name="L1">
        <text:list-item>
          <text:p text:style-name="P32">Diferencie <text:span text:style-name="T2">Interoperabilidade</text:span> e <text:span text:style-name="T2">Portabilidade</text:span>.</text:p>
        </text:list-item>
      </text:list>
      <text:p text:style-name="P11"><text:span text:style-name="T11">Resposta</text:span><text:span text:style-name="T9">: <text:s/></text:span><text:span text:style-name="T2">Interoperabilidade</text:span><text:span text:style-name="T12"> </text:span><text:span text:style-name="T28">é a capacidade de dois sistemas ou componentes de fornecedores diferentes coexistirem e trabalharem em conjunto, </text:span><text:span text:style-name="T29">através de serviços especificados por um padrão comum</text:span><text:span text:style-name="T28">.</text:span></text:p>
      <text:p text:style-name="P3"><text:span text:style-name="T28"><text:tab/></text:span><text:span text:style-name="T8">Portabilidade</text:span><text:span text:style-name="T30"> é a capacidade de uma aplicação desenvolvida para um sistema distribuído A poder ser executada, sem modificação, em outro sistema distribuído B diferente que implementa as mesmas interfaces de A.</text:span></text:p>
      <text:list xml:id="list93643315998431" text:continue-numbering="true" text:style-name="L1">
        <text:list-item>
          <text:p text:style-name="P32">Com relação a <text:span text:style-name="T2">Escalabilidade</text:span> de um sistema distribuído:</text:p>
          <text:list>
            <text:list-item>
              <text:p text:style-name="P35"><text:span text:style-name="T1">Descreva 3 </text:span><text:span text:style-name="T4">dimensões</text:span><text:span text:style-name="T1"> (medida de escalabilidade);</text:span></text:p>
            </text:list-item>
          </text:list>
        </text:list-item>
      </text:list>
      <text:p text:style-name="P14"><text:span text:style-name="T11">Resposta</text:span><text:span text:style-name="T9">: Escalável em relação ao tamanho, em termos geográficos e em termos administrativos.</text:span></text:p>
      <text:list xml:id="list93643428047939" text:continue-numbering="true" text:style-name="L1">
        <text:list-item>
          <text:list>
            <text:list-item>
              <text:p text:style-name="P32">Cite 3 exemplos de <text:span text:style-name="T2">limitações</text:span> (problemas de escalabilidade);</text:p>
            </text:list-item>
          </text:list>
        </text:list-item>
      </text:list>
      <text:p text:style-name="P14"><text:soft-page-break/><text:span text:style-name="T11">Resposta</text:span><text:span text:style-name="T9">:</text:span></text:p>
      <text:list xml:id="list8089215124356708778" text:style-name="L3">
        <text:list-item>
          <text:p text:style-name="P51">Exemplo 1: Existem casos em que é inevitável o uso de um único servidor. Nesse caso, existe o problema de <text:span text:style-name="T38">serviços, </text:span>dados <text:span text:style-name="T38">ou algoritmos</text:span> centralizados. Sendo assim, todos os usuários/clientes tem de conectar a esse único servidor.</text:p>
        </text:list-item>
        <text:list-item>
          <text:p text:style-name="P52">Exemplo 2: <text:span text:style-name="T39">Um exemplo de problema de escalabilidade geográfica é o fato de que redes de longas distância são lentas em comparação com as LANs. Por esse motivo, é uma boa ideia considerar a utilização da comunicação assíncrona ao invés da comunicação síncrona.</text:span></text:p>
        </text:list-item>
        <text:list-item>
          <text:p text:style-name="P53">Exemplo 3: <text:span text:style-name="T40">Outro exemplo é quando um sistema distribuido precisa ser expandido para outros domínios. Nesse caso, é necessário resolver problemas de políticas conflitantes em relação à utilização de recursos, gerenciamento e segurança.</text:span></text:p>
        </text:list-item>
      </text:list>
      <text:list xml:id="list93642337535155" text:continue-list="list93643428047939" text:style-name="L1">
        <text:list-item>
          <text:list>
            <text:list-item>
              <text:p text:style-name="P32">Cite 3 <text:span text:style-name="T2">técnicas</text:span> (de escalabilidade).</text:p>
            </text:list-item>
          </text:list>
        </text:list-item>
      </text:list>
      <text:p text:style-name="P14"><text:span text:style-name="T11">Resposta</text:span><text:span text:style-name="T9">: Utilização de comunicação assíncrona, distribuição e replicação.</text:span></text:p>
      <text:list xml:id="list93642637659921" text:continue-numbering="true" text:style-name="L1">
        <text:list-item>
          <text:p text:style-name="P32">Aponte os desafios (ciladas) que tornam a construção de um Sistema Distribuído mais complexa que a de um sistema convencional.</text:p>
        </text:list-item>
      </text:list>
      <text:p text:style-name="P9"><text:span text:style-name="T11">Resposta</text:span><text:span text:style-name="T9">: Ao desenvolver um sistema distribuído pela primeira vez, pode-se adotar falsas premissas como: a rede é confiável, a rede é segura, a rede é homogênea, a topologia não muda, a latência é zero, a largura de banda é infinita, o custo de transporte é zero e só há um administrador.</text:span></text:p>
      <text:list xml:id="list93643411128859" text:continue-numbering="true" text:style-name="L1">
        <text:list-item>
          <text:p text:style-name="P32">Qual a diferença entre a computação Cluster e a Grid?</text:p>
        </text:list-item>
      </text:list>
      <text:p text:style-name="P9"><text:span text:style-name="T11">Resposta</text:span><text:span text:style-name="T9">: A computação em Cluster normalmente é utilizada para programação paralela tornando-se uma alternativa para supercomputadores e consiste em um conjunto de PCs semelhantes (heterogêneos) conectados por uma rede local de alta velocidade. Cada nó do Cluster executa o mesmo Sistema Operacional.</text:span></text:p>
      <text:p text:style-name="P2"><text:tab/><text:span text:style-name="T50">A computação em Crade possuem alto grau de heterogeneidade e nenhuma premissa pode ser adotada em relação a hardware, SO, redes, etc. Os recursos de diferentes organizações são reunidos para permitir a colaboração de um grupo de pessoas ou instituições e essa colaboração ocorre sob a forma de uma organização virtual.</text:span></text:p>
      <text:list xml:id="list93643101163990" text:continue-numbering="true" text:style-name="L1">
        <text:list-item>
          <text:p text:style-name="P32">Quais as propriedades de uma transação?</text:p>
        </text:list-item>
      </text:list>
      <text:p text:style-name="P9"><text:span text:style-name="T11">Resposta</text:span><text:span text:style-name="T9">: Uma transação possui propriedades </text:span><text:span text:style-name="T5">ACID</text:span><text:span text:style-name="T31"> </text:span><text:span text:style-name="T32">(</text:span><text:span text:style-name="T33">a</text:span><text:span text:style-name="T32">tômicas, consistentes, isoladas e duráveis)</text:span><text:span text:style-name="T31">.</text:span></text:p>
      <text:list xml:id="list93643745565107" text:continue-numbering="true" text:style-name="L1">
        <text:list-item>
          <text:p text:style-name="P32">Explique o funcionamento de uma transação aninhada.</text:p>
        </text:list-item>
      </text:list>
      <text:p text:style-name="P9"><text:span text:style-name="T11">Resposta</text:span><text:span text:style-name="T9">: Uma transação aninhada é composta por diversos níveis de subtrasações que são executadas em paralelos em máquinas diferentes proporcionando alto desempenho. Se uma transação de nível baixo não for comprometida, todas as transações devem ser revertidas.</text:span></text:p>
      <text:list xml:id="list93642241707270" text:continue-numbering="true" text:style-name="L1">
        <text:list-item>
          <text:p text:style-name="P32">O que é um monitor de processamento de transações (monitor TP)?</text:p>
        </text:list-item>
      </text:list>
      <text:p text:style-name="P9"><text:soft-page-break/><text:span text:style-name="T11">Resposta</text:span><text:span text:style-name="T9">: Um monitor de processamento de transações permite que uma aplicação acesse vários servidores de banco de dados oferecendo a ela um modelo de programação transacional. Dessa forma, o Monitor TP serve como um servidor de transações para uma aplicação.</text:span></text:p>
      <text:list xml:id="list93642680851743" text:continue-numbering="true" text:style-name="L1">
        <text:list-item>
          <text:p text:style-name="P32">Dê exemplos de sistemas pervasivos.</text:p>
        </text:list-item>
      </text:list>
      <text:p text:style-name="P9"><text:span text:style-name="T11">Resposta</text:span><text:span text:style-name="T9">: Smartphones e dispositivos móveis, redes de sensores e sistemas domésticos.</text:span></text:p>
      <text:p text:style-name="P13"/>
      <text:h text:style-name="P64" text:outline-level="1">Capítulo 2</text:h>
      <text:p text:style-name="P31"/>
      <text:list xml:id="list7620086629542290700" text:style-name="L4">
        <text:list-item>
          <text:p text:style-name="P36">No contexto de um sistema distribuído, defina o que são:</text:p>
          <text:list>
            <text:list-item>
              <text:p text:style-name="P37">Componentes de software;</text:p>
            </text:list-item>
          </text:list>
        </text:list-item>
      </text:list>
      <text:p text:style-name="P16"><text:span text:style-name="T11">Resposta</text:span><text:span text:style-name="T9">: Componente de software é uma unidade modular que possui interfaces requeridas e fornecidas bem definidas que são substituíveis dentro de seu ambiente.</text:span></text:p>
      <text:list xml:id="list93642297499883" text:continue-numbering="true" text:style-name="L4">
        <text:list-item>
          <text:list>
            <text:list-item>
              <text:p text:style-name="P36">Estilos arquitetônicos;</text:p>
            </text:list-item>
          </text:list>
        </text:list-item>
      </text:list>
      <text:p text:style-name="P17"><text:span text:style-name="T11">Resposta</text:span><text:span text:style-name="T9">: Estilo arquitetônico é uma arquitetura formulada em termos de componentes, modo de conexão entre os componentes e configuração dos elementos para formar um sistema.</text:span></text:p>
      <text:list xml:id="list93642693624750" text:continue-numbering="true" text:style-name="L4">
        <text:list-item>
          <text:list>
            <text:list-item>
              <text:p text:style-name="P36">Arquitetura de sistemas.</text:p>
            </text:list-item>
          </text:list>
        </text:list-item>
      </text:list>
      <text:p text:style-name="P18"><text:span text:style-name="T11">Resposta</text:span><text:span text:style-name="T9">: Arquitetura de sistemas é a especificação final de uma arquitetura de software, incluindo a especificação de máquinas em que os componentes serão executados.</text:span></text:p>
      <text:list xml:id="list93641858318987" text:continue-numbering="true" text:style-name="L4">
        <text:list-item>
          <text:p text:style-name="P42"><text:span text:style-name="T41">Descreva a organização dos </text:span><text:span text:style-name="T49">estilos arquitetônicos</text:span><text:span text:style-name="T41"> abaixo:</text:span></text:p>
          <text:list>
            <text:list-item>
              <text:p text:style-name="P36">Arquitetura em camadas;</text:p>
            </text:list-item>
          </text:list>
        </text:list-item>
      </text:list>
      <text:p text:style-name="P19"><text:span text:style-name="T11">Resposta</text:span><text:span text:style-name="T9">: Essa arquitetura é composta por N camadas hierárquicas dispostas de forma vertical, na qual a camada N envia requisições para a camada N-1, que por sua vez envia uma resposta para a camada N.</text:span></text:p>
      <text:list xml:id="list93643793470633" text:continue-numbering="true" text:style-name="L4">
        <text:list-item>
          <text:list>
            <text:list-item>
              <text:p text:style-name="P36">Arquitetura baseada em objetos;</text:p>
            </text:list-item>
          </text:list>
        </text:list-item>
      </text:list>
      <text:p text:style-name="P20"><text:span text:style-name="T11">Resposta</text:span><text:span text:style-name="T9">: Essa arquitetura é composta por objetos que correspondem aos componentes. Esses componentes são conectados e se comunicam por meio de chamada de procedimento remota ou invocação de método remoto.</text:span></text:p>
      <text:list xml:id="list93642516122986" text:continue-numbering="true" text:style-name="L4">
        <text:list-item>
          <text:list>
            <text:list-item>
              <text:p text:style-name="P36">Arquitetura centrada em dados;</text:p>
            </text:list-item>
          </text:list>
        </text:list-item>
      </text:list>
      <text:p text:style-name="P21"><text:span text:style-name="T11">Resposta</text:span><text:span text:style-name="T9">: Possui processos que se comuncam através de um repositório comum.</text:span></text:p>
      <text:list xml:id="list93643414849513" text:continue-numbering="true" text:style-name="L4">
        <text:list-item>
          <text:list>
            <text:list-item>
              <text:p text:style-name="P36">Arquitetura baseada em eventos.</text:p>
            </text:list-item>
          </text:list>
        </text:list-item>
      </text:list>
      <text:p text:style-name="P15"><text:soft-page-break/><text:span text:style-name="T11">Resposta</text:span><text:span text:style-name="T9">: Essa arquitetura é caracterizada por componentes e um barramento de eventos. Nessa arquitetura, um componente é realiza o papel de publicar eventos no barramento. O evento publicado é recebido por componentes que se inscreveram no barramento de eventos. Em sistemas distribuídos, os sistemas que realizam a propagação de eventos são denominados sistemas publicar/subscrever.</text:span></text:p>
      <text:p text:style-name="P27"><text:tab/>A arquitetura baseada em eventos também é caracterizada por seus processos estarem desacoplados ou referencialmente desacoplados.</text:p>
      <text:p text:style-name="P25"><text:tab/><text:span text:style-name="T51">A arquitetura baseada em eventos pode ser combinada com a arquitetura centrada em dados. Essa combinação é conhecida como espaços compartilhados de dados.</text:span></text:p>
      <text:list xml:id="list93642953195764" text:continue-numbering="true" text:style-name="L4">
        <text:list-item>
          <text:p text:style-name="P43"><text:span text:style-name="T41">Com relação a </text:span><text:span text:style-name="T49">arquitetura de sistema</text:span><text:span text:style-name="T41">, existem 3 tipos principais (ver abaixo). Descreva a organização de cada um delas:</text:span></text:p>
          <text:list>
            <text:list-item>
              <text:p text:style-name="P38">Centralizadas;</text:p>
            </text:list-item>
          </text:list>
        </text:list-item>
      </text:list>
      <text:p text:style-name="P22"><text:span text:style-name="T11">Resposta</text:span><text:span text:style-name="T9">: Possui o modelo cliente-servidor que podem resultar em uma arquitetura de duas divisões físicas ou três divisões físicas. Em duas divisões físicas, há uma distinção entre apenas dois tipos de máquinas, sendo clientes ou servidores. Em três divisões físicas, um servidor pode agir como um cliente (p. ex. Como um cliente de um servidor de banco de dados). Muitas dessas arquiteturas centralizadas visam dar suporte ao acesso de usuários a banco de dados e seguem o modelo cliente-servidor possuindo três níveis, sendo (i) nível de interface de usuário, (ii) nível de processamento e (iii) nível de dados.</text:span></text:p>
      <text:list xml:id="list93641839128995" text:continue-numbering="true" text:style-name="L4">
        <text:list-item>
          <text:list>
            <text:list-item>
              <text:p text:style-name="P38">Descentralizadas;</text:p>
            </text:list-item>
          </text:list>
        </text:list-item>
      </text:list>
      <text:p text:style-name="P23"><text:span text:style-name="T11">Resposta</text:span><text:span text:style-name="T9">: Nas arquiteturas de sistema descentralizadas, existem dois tipos de distribuição: vertical e horizontal. Na distribuição vertical, os componentes logicamente diferentes são distribuídos <text:s/>em máquinas diferentes. Na distribuição horizontal, os clientes e servidores são distribuídos em partes logicamente equivalentes.</text:span></text:p>
      <text:list xml:id="list93642469040489" text:continue-numbering="true" text:style-name="L4">
        <text:list-item>
          <text:list>
            <text:list-item>
              <text:p text:style-name="P38">Híbridas.</text:p>
            </text:list-item>
          </text:list>
        </text:list-item>
      </text:list>
      <text:p text:style-name="P23"><text:span text:style-name="T11">Resposta</text:span><text:span text:style-name="T9">: As arquiteturas híbridas podem combinar soluções cliente-servidor com arquiteturas descentralizadas. Uma classe importante de arquiteturas híbridas é os sistemas de bordas. Arquiteturas híbridas são bastante utilizadas em sistemas distribuídos colaborativos.</text:span></text:p>
      <text:list xml:id="list93642472257453" text:continue-numbering="true" text:style-name="L4">
        <text:list-item>
          <text:p text:style-name="P39">Observe a Figura 2.5 (a)-(e) do livro texto (Tanembaum, S.D., 2ª ed.).</text:p>
          <text:list>
            <text:list-item>
              <text:p text:style-name="P39">Dê exemplos de sistemas para as alternativas de organizações de cliente-servidor apresentadas nos itens (a), (c) e (e).</text:p>
            </text:list-item>
          </text:list>
        </text:list-item>
      </text:list>
      <text:p text:style-name="P59"><text:span text:style-name="T11">Resposta</text:span><text:span text:style-name="T9">:</text:span></text:p>
      <text:p text:style-name="P56"><text:tab/><text:span text:style-name="T54">(a) PCs 386 ou 486 com 4 MB de memória e sem disco rígido, conectados a um Windows NT terminal server (servidor), como terminais burros.</text:span></text:p>
      <text:p text:style-name="P57"><text:span text:style-name="T55">(c) Aplicativos de página única (single page application – SPA).</text:span></text:p>
      <text:p text:style-name="P58"><text:soft-page-break/>(e) Spotify.</text:p>
      <text:list xml:id="list93641988401173" text:continue-numbering="true" text:style-name="L4">
        <text:list-item>
          <text:list>
            <text:list-item>
              <text:p text:style-name="P39">Defina (i) clientes gordos (fat clients) e (ii) clientes magros (thin clients), e indique em que alternativa estaria cada um.</text:p>
            </text:list-item>
          </text:list>
        </text:list-item>
      </text:list>
      <text:p text:style-name="P22"><text:span text:style-name="T11">Resposta</text:span><text:span text:style-name="T9">:</text:span></text:p>
      <text:p text:style-name="P55"><text:tab/>(i) Clientes gordos: São clientes que executam boa parte das tarefas. Quanto mais tarefas o cliente tiver em relação à interface gráfica, aplicação e banco de dados, mais cliente gordo ele é.</text:p>
      <text:p text:style-name="P26"><text:tab/><text:span text:style-name="T53">(ii) Clientes magros: O clientes magros são opostos aos clientes gordos, ou seja, realizam menos tarefas, fazendo com que boa parte das tarefas sejam realizadas pelo servidor.</text:span></text:p>
      <text:list xml:id="list93642002536002" text:continue-numbering="true" text:style-name="L4">
        <text:list-item>
          <text:list>
            <text:list-item>
              <text:p text:style-name="P39">Qual das alternativas é mais dependente da plataforma do cliente? E por que?</text:p>
            </text:list-item>
          </text:list>
        </text:list-item>
      </text:list>
      <text:p text:style-name="P24"><text:span text:style-name="T11">Resposta</text:span><text:span text:style-name="T9">: A alternativa que mais é dependente da plataforma do cliente é a alternativa (e), pois a plataforma do cliente possui mais tarefas para serem executadas do que o servidor.</text:span></text:p>
      <text:list xml:id="list93643278674755" text:continue-numbering="true" text:style-name="L4">
        <text:list-item>
          <text:p text:style-name="P44"><text:span text:style-name="T41">O que é uma arquitetura cliente-servidor de </text:span><text:span text:style-name="T49">três divisões</text:span><text:span text:style-name="T41">?</text:span></text:p>
        </text:list-item>
      </text:list>
      <text:p text:style-name="P12"><text:span text:style-name="T11">Resposta</text:span><text:span text:style-name="T9">: Uma arquitetura cliente-servidor de três divisões é uma arquitetura que possui cliente e servidor, e o servidor pode atuar também como um cliente. Por exemplo, um servidor de aplicação que faz requisições a um servidor de banco de dados.</text:span></text:p>
      <text:list xml:id="list93641977291706" text:continue-numbering="true" text:style-name="L4">
        <text:list-item>
          <text:p text:style-name="P44"><text:span text:style-name="T41">Qual a diferença entre uma </text:span><text:span text:style-name="T49">distribuição vertical</text:span><text:span text:style-name="T41"> e </text:span><text:span text:style-name="T49">distribuição horizontal</text:span><text:span text:style-name="T41">?</text:span></text:p>
        </text:list-item>
      </text:list>
      <text:p text:style-name="P62"><text:span text:style-name="T11">Resposta</text:span><text:span text:style-name="T9">: Na distribuição vertical, os componentes logicamente diferentes são distribuídos <text:s/>em máquinas diferentes. Na distribuição horizontal, os clientes e servidores são distribuídos em partes logicamente equivalentes.</text:span></text:p>
      <text:list xml:id="list93641782330330" text:continue-numbering="true" text:style-name="L4">
        <text:list-item>
          <text:p text:style-name="P40">Procure na Web e ilustre com exemplos reais sistemas com as seguintes arquiteturas:</text:p>
          <text:list>
            <text:list-item>
              <text:p text:style-name="P41">Cliente-Servidor;</text:p>
            </text:list-item>
          </text:list>
        </text:list-item>
      </text:list>
      <text:p text:style-name="P22"><text:span text:style-name="T11">Resposta</text:span><text:span text:style-name="T9">: Facebook.</text:span></text:p>
      <text:list xml:id="list93641858075852" text:continue-numbering="true" text:style-name="L4">
        <text:list-item>
          <text:list>
            <text:list-item>
              <text:p text:style-name="P41">Peer-to-Peer;</text:p>
            </text:list-item>
          </text:list>
        </text:list-item>
      </text:list>
      <text:p text:style-name="P22"><text:span text:style-name="T11">Resposta</text:span><text:span text:style-name="T9">: BitTorrent.</text:span></text:p>
      <text:list xml:id="list93642828867784" text:continue-numbering="true" text:style-name="L4">
        <text:list-item>
          <text:list>
            <text:list-item>
              <text:p text:style-name="P41">Proxy Server;</text:p>
            </text:list-item>
          </text:list>
        </text:list-item>
      </text:list>
      <text:p text:style-name="P22"><text:span text:style-name="T11">Resposta</text:span><text:span text:style-name="T9">: Servidor de proxy em uma empresa atuando como um Firewall.</text:span></text:p>
      <text:list xml:id="list93643866631122" text:continue-numbering="true" text:style-name="L4">
        <text:list-item>
          <text:list>
            <text:list-item>
              <text:p text:style-name="P41">Código Móvel;</text:p>
            </text:list-item>
          </text:list>
        </text:list-item>
      </text:list>
      <text:p text:style-name="P22"><text:span text:style-name="T11">Resposta</text:span><text:span text:style-name="T9">: JavaScript</text:span></text:p>
      <text:list xml:id="list93643461635322" text:continue-numbering="true" text:style-name="L4">
        <text:list-item>
          <text:list>
            <text:list-item>
              <text:p text:style-name="P41">Cliente Magro (Thin Client);</text:p>
            </text:list-item>
          </text:list>
        </text:list-item>
      </text:list>
      <text:p text:style-name="P22"><text:span text:style-name="T11">Resposta</text:span><text:span text:style-name="T9">: Terminal burro.</text:span></text:p>
      <text:list xml:id="list93642089449982" text:continue-numbering="true" text:style-name="L4">
        <text:list-item>
          <text:list>
            <text:list-item>
              <text:p text:style-name="P41">Agente Móvel;</text:p>
            </text:list-item>
          </text:list>
        </text:list-item>
      </text:list>
      <text:p text:style-name="P22"><text:soft-page-break/><text:span text:style-name="T11">Resposta</text:span><text:span text:style-name="T9">: Sistemas de computação em Grade.</text:span></text:p>
      <text:list xml:id="list93643510383502" text:continue-numbering="true" text:style-name="L4">
        <text:list-item>
          <text:list>
            <text:list-item>
              <text:p text:style-name="P41">N-Camadas ?</text:p>
            </text:list-item>
          </text:list>
        </text:list-item>
      </text:list>
      <text:p text:style-name="P22"><text:span text:style-name="T11">Resposta</text:span><text:span text:style-name="T9">: Sistema web utilizando diversas camadas para interface, aplicação e banco de dad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02eaaa"/>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text-properties fo:language="pt" fo:country="BR" officeooo:rsid="00036bc9"/>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7T09:16:05.303519941</meta:creation-date>
    <dc:date>2018-04-26T09:36:17.587914067</dc:date>
    <meta:editing-duration>PT5H39M35S</meta:editing-duration>
    <meta:editing-cycles>175</meta:editing-cycles>
    <meta:generator>LibreOffice/5.1.6.2$Linux_X86_64 LibreOffice_project/10m0$Build-2</meta:generator>
    <meta:document-statistic meta:table-count="0" meta:image-count="0" meta:object-count="0" meta:page-count="8" meta:paragraph-count="120" meta:word-count="2432" meta:character-count="15999" meta:non-whitespace-character-count="13703"/>
  </office:meta>
</office:document-meta>
</file>